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D436456959449A9789.png" manifest:media-type="image/png"/>
  <manifest:file-entry manifest:full-path="Pictures/100000000000078000000438BCA8C97278567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60.71cm" fo:min-width="60.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8.17cm" fo:min-width="57.92cm"/>
    </style:style>
    <style:style style:name="gr3" style:family="graphic" style:parent-style-name="standard">
      <style:graphic-properties draw:fill-color="#0000ff" draw:textarea-vertical-align="middle" draw:auto-grow-height="false" fo:min-height="21.588cm" fo:min-width="21.38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0cm, 11.05cm, 0cm)" draw:image-opacity="100%" style:mirror="none"/>
    </style:style>
    <style:style style:name="gr5" style:family="graphic" style:parent-style-name="standard">
      <style:graphic-properties draw:fill-color="#ff0000" draw:textarea-vertical-align="middle" draw:auto-grow-height="false" fo:min-height="21.588cm" fo:min-width="21.38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55.38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 style:writing-mode="lr-tb"/>
      <style:text-properties fo:font-size="88pt" style:font-size-asian="88pt" style:font-size-complex="88pt"/>
    </style:style>
    <style:style style:name="P7" style:family="paragraph">
      <loext:graphic-properties draw:fill-color="#ffffff"/>
      <style:paragraph-properties fo:text-align="center" style:writing-mode="lr-tb"/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96cm" svg:height="60.96cm" svg:x="28.97cm" svg:y="1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8.42cm" svg:height="58.42cm" svg:x="30.24cm" svg:y="12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9.036cm" svg:height="38.956cm" svg:x="29.113cm" svg:y="36.495cm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frame draw:style-name="gr4" draw:text-style-name="P4" draw:layer="layout" svg:width="56.901cm" svg:height="10.668cm" svg:x="31cm" svg:y="13.472cm">
          <draw:image xlink:href="Pictures/100000000000078000000438BCA8C97278567E72.png" xlink:type="simple" xlink:show="embed" xlink:actuate="onLoad" loext:mime-type="image/png">
            <text:p/>
          </draw:image>
        </draw:frame>
        <draw:custom-shape draw:style-name="gr5" draw:text-style-name="P5" draw:layer="layout" svg:width="39.036cm" svg:height="38.956cm" draw:transform="rotate (-3.14159265358979) translate (90.173cm 53.447cm)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frame draw:style-name="gr6" draw:text-style-name="P4" draw:layer="layout" svg:width="14.287cm" svg:height="12.382cm" svg:x="69.471cm" svg:y="54.639cm">
          <draw:image xlink:href="Pictures/100000000000021C000001D436456959449A9789.png" xlink:type="simple" xlink:show="embed" xlink:actuate="onLoad" loext:mime-type="image/png">
            <text:p/>
          </draw:image>
        </draw:frame>
        <draw:custom-shape draw:style-name="gr7" draw:text-style-name="P7" draw:layer="layout" svg:width="55.88cm" svg:height="3.048cm" svg:x="31.48cm" svg:y="67.7cm">
          <text:p text:style-name="P6"><text:span text:style-name="T1">Smart Dependency Graph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7:19.257003530</meta:creation-date>
    <dc:date>2020-12-01T15:16:22.409943304</dc:date>
    <meta:editing-duration>PT7M47S</meta:editing-duration>
    <meta:editing-cycles>2</meta:editing-cycles>
    <meta:generator>LibreOffice/6.4.6.2$Linux_X86_64 LibreOffice_project/40$Build-2</meta:generator>
    <meta:document-statistic meta:object-count="7"/>
  </office:meta>
</office:document-meta>
</file>